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IS FUTURE RESTORATION IS ASSURED BECAUSE ISRAEL'S PRESENT REJECTION IS NOT TOTAL (11:1-10, 11b-24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IS FUTURE RESTORATION IS ASSURED BECAUSE ISRAEL'S PRESENT REJECTION IS NOT TOTAL (11:1-10, 11b-24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ctions of Israel (11:1-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factions of Israel (11:1-10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minority group (11:1-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minority group (11:1-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As represented by Paul in the New Testament (11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s represented by Elijah in the Old Testament (11:2-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factions of Israel (11:1-10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minority group (11:1-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majority group (11:7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majority group (11:7-10):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Moses (Deut. 29:4) (11:7-8a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David (Ps. 69:22-23) (11:9-1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Isaiah (Isa. 29:10) (11:8b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factions of Israel (11:1-10):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minority group (11:1-6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majority group (11:7-1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IS FUTURE RESTORATION IS ASSURED BECAUSE ISRAEL'S PRESENT REJECTION IS NOT TOTAL (11:1-10, 11b-24)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actions of Israel (11:1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ullness of the Gentiles (11:11b-2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fullness of the Gentiles (11:11b-25):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definition of this period (11:25): It is the time span involved in the completion of the body of Christ, consisting of both Jews and Gentiles, beginning at Pentecost and ending at the Rapture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details concerning this period (11:11b-2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details concerning this period (11:11b-24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urpose (11:11b-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reacher (11:13-15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arable (11:16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parable (11:16-24):<text:s text:c="1"/></text:span><text:span text:style-name="a573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roots of the tree are made up of Abraham and other godly Old Testament men (11:16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ome of the original branches have been broken off, referring to unbelieving Jews (11:1 7a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Now some branches from a wild olive tree have been grafted in, referring to believing Gentiles (11:17b-2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once-removed original branches will someday be grafted back in, referring to the future repentant Israel (11:24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details concerning this period (11:11b-24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urpose (11:11b-12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eacher (11:13-15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arable (11:16-2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fullness of the Gentiles (11:11b-25):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definition of this period (11:25): It is the time span involved in the completion of the body of Christ, consisting of both Jews and Gentiles, beginning at Pentecost and ending at the Rapture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details concerning this period (11:11b-2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IS FUTURE RESTORATION IS ASSURED BECAUSE ISRAEL'S PRESENT REJECTION IS NOT TOTAL (11:1-10, 11b-24).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factions of Israel (11:1-1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fullness of the Gentiles (11:11b-25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ROMANS 11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THIS FUTURE RESTORATION IS ASSURED BECAUSE ISRAEL'S PRESENT REJECTION IS NOT TOTAL (11:1-10, 11b-24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IS FUTURE RESTORATION IS ASSURED BECAUSE ISRAEL'S PRESENT REJECTION IS NOT FINAL (11:11a, 26-36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-title-Title-Slide" presentation:presentation-page-layout-name="Master1-PPL1" draw:id="Slide-271">
        <draw:frame draw:id="id113" presentation:style-name="a659" draw:name="Title 1" svg:x="1.38in" svg:y="0.83in" svg:width="10.3in" svg:height="4.42in" presentation:class="title" presentation:placeholder="false">
          <draw:text-box>
            <text:p text:style-name="a658" text:class-names="" text:cond-style-name=""><text:span text:style-name="a656" text:class-names="">THIS FUTURE RESTORATION IS ASSURED BECAUSE ISRAEL'S PRESENT REJECTION IS NOT FINAL (11:11a, 26-36).<text:s text:c="1"/></text:span><text:span text:style-name="a657" text:class-names=""/></text:p>
          </draw:text-box>
          <svg:title/>
          <svg:desc/>
        </draw:frame>
        <draw:frame draw:id="id114" presentation:style-name="a664" draw:name="Subtitle 2" svg:x="1.38in" svg:y="5.25in" svg:width="10.3in" svg:height="1.85in" presentation:class="subtitle" presentation:placeholder="false">
          <draw:text-box>
            <text:p text:style-name="a661" text:class-names="" text:cond-style-name=""><text:span text:style-name="a660" text:class-names=""><text:s text:c="1"/>The Israel of God (11:11a, 26-32)<text:s text:c="1"/></text:span></text:p>
            <text:p text:style-name="a663" text:class-names="" text:cond-style-name=""><text:span text:style-name="a662" text:class-names=""/></text:p>
          </draw:text-box>
          <svg:title/>
          <svg:desc/>
        </draw:frame>
      </draw:page>
      <draw:page draw:name="Slide17" draw:style-name="a665" draw:master-page-name="Master1-Layout1-title-Title-Slide" presentation:presentation-page-layout-name="Master1-PPL1" draw:id="Slide-272">
        <draw:frame draw:id="id115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<text:s text:c="1"/>The Israel of God (11:11a, 26-32)<text:s text:c="1"/></text:span><text:span text:style-name="a667" text:class-names=""/></text:p>
          </draw:text-box>
          <svg:title/>
          <svg:desc/>
        </draw:frame>
        <draw:frame draw:id="id116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The foretelling (11:11a, 26-27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foretelling (11:11a, 26-27)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Israel restored through the promised Christ (11:26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Israel restored through the promised covenant (11:27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Israel of God (11:11a, 26-32)<text:s text:c="1"/></text:span><text:span text:style-name="a692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foretelling (11:11a, 26-27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faithfulness (11:28-3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IS FUTURE RESTORATION IS ASSURED BECAUSE ISRAEL'S PRESENT REJECTION IS NOT FINAL (11:11a, 26-36).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Israel of God (11:11a, 26-3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God of Israel (11:33-3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ROMANS 11</text:span><text:span text:style-name="a722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IS FUTURE RESTORATION IS ASSURED BECAUSE ISRAEL'S PRESENT REJECTION IS NOT TOTAL (11:1-10, 11b-24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IS FUTURE RESTORATION IS ASSURED BECAUSE ISRAEL'S PRESENT REJECTION IS NOT FINAL (11:11a, 26-36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1</dc:title>
    <meta:initial-creator>David STRICKLAND</meta:initial-creator>
    <dc:creator>David STRICKLAND</dc:creator>
    <meta:creation-date>2020-02-22T17:41:06Z</meta:creation-date>
    <dc:date>2020-02-22T17:41:06Z</dc:date>
    <meta:template xlink:href="BibleStudy" xlink:type="simple"/>
    <meta:editing-cycles>1</meta:editing-cycles>
    <meta:editing-duration>PT0S</meta:editing-duration>
    <meta:document-statistic meta:paragraph-count="63" meta:word-count="700"/>
  </office:meta>
</office:document-meta>
</file>